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3.4625in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16f2cb"/>
    </style:style>
    <style:style style:name="P2" style:family="paragraph" style:parent-style-name="Text_20_body">
      <style:paragraph-properties fo:text-align="start" style:justify-single-word="false"/>
      <style:text-properties officeooo:paragraph-rsid="0020932f"/>
    </style:style>
    <style:style style:name="P3" style:family="paragraph" style:parent-style-name="Text_20_body">
      <style:paragraph-properties fo:text-align="start" style:justify-single-word="false"/>
      <style:text-properties officeooo:paragraph-rsid="0023aa0b"/>
    </style:style>
    <style:style style:name="P4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5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6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7" style:family="paragraph" style:parent-style-name="Text_20_body">
      <style:paragraph-properties fo:text-align="start" style:justify-single-word="false"/>
      <style:text-properties officeooo:rsid="0019016f"/>
    </style:style>
    <style:style style:name="P8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9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paragraph-rsid="002b1746"/>
    </style:style>
    <style:style style:name="P12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2pt" fo:language="en" fo:country="US" officeooo:rsid="0020c865" officeooo:paragraph-rsid="0029071c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fo:language="en" fo:country="US" officeooo:rsid="001f0a95" officeooo:paragraph-rsid="0029071c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size="12pt" fo:language="en" fo:country="US" officeooo:rsid="00238fcd" officeooo:paragraph-rsid="0029071c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0c865" officeooo:paragraph-rsid="0029071c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b1746" officeooo:paragraph-rsid="002b174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238fcd" officeooo:paragraph-rsid="0029071c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2b1746" officeooo:paragraph-rsid="002b1746" style:font-size-asian="12pt" style:font-weight-asian="normal" style:font-size-complex="12pt" style:font-weight-complex="normal"/>
    </style:style>
    <style:style style:name="P22" style:family="paragraph" style:parent-style-name="Heading">
      <style:paragraph-properties fo:text-align="center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1aaae0"/>
    </style:style>
    <style:style style:name="P24" style:family="paragraph" style:parent-style-name="Table_20_Contents">
      <style:paragraph-properties fo:text-align="start" style:justify-single-word="false"/>
      <style:text-properties officeooo:paragraph-rsid="001c9c0a"/>
    </style:style>
    <style:style style:name="P25" style:family="paragraph" style:parent-style-name="Table_20_Contents">
      <style:paragraph-properties fo:text-align="center" style:justify-single-word="false"/>
      <style:text-properties officeooo:paragraph-rsid="001c9c0a"/>
    </style:style>
    <style:style style:name="P26" style:family="paragraph" style:parent-style-name="Table_20_Contents">
      <style:paragraph-properties fo:text-align="center" style:justify-single-word="false"/>
      <style:text-properties officeooo:paragraph-rsid="001cd36f"/>
    </style:style>
    <style:style style:name="P27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28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29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30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31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32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33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34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35" style:family="paragraph" style:parent-style-name="Table_20_Contents">
      <style:paragraph-properties fo:text-align="start" style:justify-single-word="false"/>
      <style:text-properties officeooo:rsid="001dd9df" officeooo:paragraph-rsid="001dd9df"/>
    </style:style>
    <style:style style:name="P36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37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38" style:family="paragraph" style:parent-style-name="Standard">
      <style:text-properties officeooo:rsid="0020932f" officeooo:paragraph-rsid="0020932f"/>
    </style:style>
    <style:style style:name="P39" style:family="paragraph" style:parent-style-name="Table_20_Heading">
      <style:text-properties officeooo:rsid="0019016f" officeooo:paragraph-rsid="0019016f"/>
    </style:style>
    <style:style style:name="P40" style:family="paragraph" style:parent-style-name="Table_20_Heading">
      <style:text-properties officeooo:rsid="0019016f" officeooo:paragraph-rsid="001c9c0a"/>
    </style:style>
    <style:style style:name="P41" style:family="paragraph" style:parent-style-name="Table_20_Heading">
      <style:text-properties officeooo:rsid="0019016f" officeooo:paragraph-rsid="001cd36f"/>
    </style:style>
    <style:style style:name="P42" style:family="paragraph" style:parent-style-name="Table_20_Heading">
      <style:text-properties officeooo:rsid="001aaae0" officeooo:paragraph-rsid="001aaae0"/>
    </style:style>
    <style:style style:name="P43" style:family="paragraph" style:parent-style-name="Table_20_Heading">
      <style:text-properties officeooo:rsid="001aaae0" officeooo:paragraph-rsid="001c9c0a"/>
    </style:style>
    <style:style style:name="P44" style:family="paragraph" style:parent-style-name="Table_20_Heading">
      <style:text-properties officeooo:rsid="001aaae0" officeooo:paragraph-rsid="001cd36f"/>
    </style:style>
    <style:style style:name="P45" style:family="paragraph" style:parent-style-name="Table_20_Heading">
      <style:text-properties officeooo:rsid="0025baeb" officeooo:paragraph-rsid="0025baeb"/>
    </style:style>
    <style:style style:name="P46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47" style:family="paragraph" style:parent-style-name="Text_20_body" style:list-style-name="L1">
      <style:paragraph-properties fo:text-align="start" style:justify-single-word="false"/>
      <style:text-properties officeooo:rsid="0014965b" officeooo:paragraph-rsid="002e4e71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49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50" style:family="paragraph" style:parent-style-name="Text_20_body">
      <style:paragraph-properties fo:text-align="start" style:justify-single-word="false"/>
      <style:text-properties officeooo:paragraph-rsid="0014965b"/>
    </style:style>
    <style:style style:name="P51" style:family="paragraph" style:parent-style-name="Text_20_body">
      <style:paragraph-properties fo:text-align="start" style:justify-single-word="false"/>
      <style:text-properties officeooo:paragraph-rsid="0041fab1"/>
    </style:style>
    <style:style style:name="P52" style:family="paragraph" style:parent-style-name="Text_20_body" style:list-style-name="L1">
      <style:paragraph-properties fo:text-align="start" style:justify-single-word="false"/>
      <style:text-properties officeooo:rsid="002e4e71" officeooo:paragraph-rsid="002e4e71"/>
    </style:style>
    <style:style style:name="P53" style:family="paragraph" style:parent-style-name="Text_20_body">
      <style:paragraph-properties fo:text-align="start" style:justify-single-word="false"/>
      <style:text-properties officeooo:rsid="002fc11f" officeooo:paragraph-rsid="002fc11f"/>
    </style:style>
    <style:style style:name="P54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55" style:family="paragraph" style:parent-style-name="Text_20_body">
      <style:paragraph-properties fo:text-align="start" style:justify-single-word="false"/>
      <style:text-properties officeooo:rsid="00334474" officeooo:paragraph-rsid="00334474"/>
    </style:style>
    <style:style style:name="P56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57" style:family="paragraph" style:parent-style-name="Text_20_body">
      <style:paragraph-properties fo:text-align="start" style:justify-single-word="false"/>
      <style:text-properties style:font-name="Liberation Mono" fo:language="en" fo:country="US" officeooo:rsid="001d7a62" officeooo:paragraph-rsid="0029071c"/>
    </style:style>
    <style:style style:name="P58" style:family="paragraph" style:parent-style-name="Text_20_body">
      <style:paragraph-properties fo:text-align="start" style:justify-single-word="false"/>
      <style:text-properties style:font-name="Liberation Mono" fo:language="en" fo:country="US" officeooo:rsid="001e9e7b" officeooo:paragraph-rsid="0029071c"/>
    </style:style>
    <style:style style:name="P59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9071c"/>
    </style:style>
    <style:style style:name="P60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61" style:family="paragraph" style:parent-style-name="Text_20_body">
      <style:paragraph-properties fo:text-align="start" style:justify-single-word="false"/>
      <style:text-properties fo:font-size="12pt" officeooo:rsid="00477453" officeooo:paragraph-rsid="00477453" style:font-size-asian="12pt" style:font-size-complex="12pt"/>
    </style:style>
    <style:style style:name="P62" style:family="paragraph" style:parent-style-name="Heading_20_5">
      <style:paragraph-properties fo:text-align="center" style:justify-single-word="false"/>
      <style:text-properties officeooo:rsid="0019016f"/>
    </style:style>
    <style:style style:name="P63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64" style:family="paragraph" style:parent-style-name="Heading_20_5">
      <style:paragraph-properties fo:text-align="center" style:justify-single-word="false"/>
      <style:text-properties officeooo:paragraph-rsid="001c9c0a"/>
    </style:style>
    <style:style style:name="P65" style:family="paragraph" style:parent-style-name="Heading_20_5">
      <style:paragraph-properties fo:text-align="center" style:justify-single-word="false"/>
      <style:text-properties officeooo:paragraph-rsid="001cd36f"/>
    </style:style>
    <style:style style:name="P66" style:family="paragraph" style:parent-style-name="Heading_20_5">
      <style:paragraph-properties fo:text-align="center" style:justify-single-word="false"/>
      <style:text-properties officeooo:paragraph-rsid="0020932f"/>
    </style:style>
    <style:style style:name="P67" style:family="paragraph" style:parent-style-name="Heading_20_5">
      <style:paragraph-properties fo:text-align="center" style:justify-single-word="false"/>
      <style:text-properties officeooo:paragraph-rsid="0021bab9"/>
    </style:style>
    <style:style style:name="P68" style:family="paragraph" style:parent-style-name="Heading_20_2">
      <style:paragraph-properties fo:text-align="center" style:justify-single-word="false"/>
      <style:text-properties officeooo:rsid="0014965b"/>
    </style:style>
    <style:style style:name="P69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70" style:family="paragraph" style:parent-style-name="Heading_20_2">
      <style:paragraph-properties fo:text-align="center" style:justify-single-word="false"/>
      <style:text-properties officeooo:rsid="0023aa0b"/>
    </style:style>
    <style:style style:name="P71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7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6f2cb"/>
    </style:style>
    <style:style style:name="T2" style:family="text">
      <style:text-properties officeooo:rsid="0019016f"/>
    </style:style>
    <style:style style:name="T3" style:family="text">
      <style:text-properties officeooo:rsid="001aaae0"/>
    </style:style>
    <style:style style:name="T4" style:family="text">
      <style:text-properties officeooo:rsid="001c9c0a"/>
    </style:style>
    <style:style style:name="T5" style:family="text">
      <style:text-properties officeooo:rsid="001cd36f"/>
    </style:style>
    <style:style style:name="T6" style:family="text">
      <style:text-properties officeooo:rsid="0023aa0b"/>
    </style:style>
    <style:style style:name="T7" style:family="text">
      <style:text-properties officeooo:rsid="0026e1ed"/>
    </style:style>
    <style:style style:name="T8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a2fba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b1746" style:font-size-asian="12pt" style:font-weight-asian="normal" style:font-size-complex="12pt" style:font-weight-complex="normal"/>
    </style:style>
    <style:style style:name="T11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12" style:family="text">
      <style:text-properties fo:font-size="12pt" fo:language="en" fo:country="US" fo:font-weight="normal" officeooo:rsid="002a2fba" style:font-size-asian="12pt" style:font-weight-asian="normal" style:font-size-complex="12pt" style:font-weight-complex="normal"/>
    </style:style>
    <style:style style:name="T13" style:family="text">
      <style:text-properties fo:font-size="12pt" fo:language="en" fo:country="US" fo:font-weight="normal" officeooo:rsid="002b1746" style:font-size-asian="12pt" style:font-weight-asian="normal" style:font-size-complex="12pt" style:font-weight-complex="normal"/>
    </style:style>
    <style:style style:name="T14" style:family="text">
      <style:text-properties fo:language="en" fo:country="US" officeooo:rsid="001cd99e"/>
    </style:style>
    <style:style style:name="T15" style:family="text">
      <style:text-properties fo:language="en" fo:country="US" officeooo:rsid="001d7a62"/>
    </style:style>
    <style:style style:name="T16" style:family="text">
      <style:text-properties fo:language="en" fo:country="US" officeooo:rsid="001e9e7b"/>
    </style:style>
    <style:style style:name="T17" style:family="text">
      <style:text-properties fo:language="en" fo:country="US" officeooo:rsid="001f0a95"/>
    </style:style>
    <style:style style:name="T18" style:family="text">
      <style:text-properties fo:language="en" fo:country="US" officeooo:rsid="0020c865"/>
    </style:style>
    <style:style style:name="T19" style:family="text">
      <style:text-properties fo:language="en" fo:country="US" officeooo:rsid="00238fcd"/>
    </style:style>
    <style:style style:name="T20" style:family="text">
      <style:text-properties fo:language="en" fo:country="US" fo:font-weight="normal" officeooo:rsid="00238fcd" style:font-weight-asian="normal" style:font-weight-complex="normal"/>
    </style:style>
    <style:style style:name="T21" style:family="text">
      <style:text-properties fo:language="en" fo:country="US" fo:font-weight="normal" officeooo:rsid="002a2fba" style:font-weight-asian="normal" style:font-weight-complex="normal"/>
    </style:style>
    <style:style style:name="T22" style:family="text">
      <style:text-properties fo:language="en" fo:country="US" officeooo:rsid="0042f018"/>
    </style:style>
    <style:style style:name="T23" style:family="text">
      <style:text-properties fo:language="en" fo:country="US" officeooo:rsid="0044b7b9"/>
    </style:style>
    <style:style style:name="T24" style:family="text">
      <style:text-properties fo:language="en" fo:country="US" officeooo:rsid="00464211"/>
    </style:style>
    <style:style style:name="T25" style:family="text">
      <style:text-properties officeooo:rsid="001cd99e"/>
    </style:style>
    <style:style style:name="T26" style:family="text">
      <style:text-properties fo:font-weight="bold" officeooo:rsid="001cd99e" style:font-weight-asian="bold" style:font-weight-complex="bold"/>
    </style:style>
    <style:style style:name="T27" style:family="text">
      <style:text-properties officeooo:rsid="0021abd6"/>
    </style:style>
    <style:style style:name="T28" style:family="text">
      <style:text-properties officeooo:rsid="001e9e7b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1e9e7b"/>
    </style:style>
    <style:style style:name="T31" style:family="text">
      <style:text-properties fo:language="ru" fo:country="RU" officeooo:rsid="001f0a95"/>
    </style:style>
    <style:style style:name="T32" style:family="text">
      <style:text-properties fo:language="ru" fo:country="RU" officeooo:rsid="00464211"/>
    </style:style>
    <style:style style:name="T33" style:family="text">
      <style:text-properties officeooo:rsid="0020c865"/>
    </style:style>
    <style:style style:name="T34" style:family="text">
      <style:text-properties fo:font-weight="normal" officeooo:rsid="0021abd6" style:font-weight-asian="normal" style:font-weight-complex="normal"/>
    </style:style>
    <style:style style:name="T35" style:family="text">
      <style:text-properties fo:font-weight="normal" officeooo:rsid="00238fcd" style:font-weight-asian="normal" style:font-weight-complex="normal"/>
    </style:style>
    <style:style style:name="T36" style:family="text">
      <style:text-properties fo:font-weight="normal" officeooo:rsid="002a2fba" style:font-weight-asian="normal" style:font-weight-complex="normal"/>
    </style:style>
    <style:style style:name="T37" style:family="text">
      <style:text-properties officeooo:rsid="002d1405"/>
    </style:style>
    <style:style style:name="T38" style:family="text">
      <style:text-properties officeooo:rsid="0014965b"/>
    </style:style>
    <style:style style:name="T39" style:family="text">
      <style:text-properties officeooo:rsid="002d5fa5"/>
    </style:style>
    <style:style style:name="T40" style:family="text">
      <style:text-properties officeooo:rsid="002e4e71"/>
    </style:style>
    <style:style style:name="T41" style:family="text">
      <style:text-properties officeooo:rsid="0030a5fb"/>
    </style:style>
    <style:style style:name="T42" style:family="text">
      <style:text-properties officeooo:rsid="00322523"/>
    </style:style>
    <style:style style:name="T43" style:family="text">
      <style:text-properties officeooo:rsid="003235b9"/>
    </style:style>
    <style:style style:name="T44" style:family="text">
      <style:text-properties officeooo:rsid="003418a6"/>
    </style:style>
    <style:style style:name="T45" style:family="text">
      <style:text-properties officeooo:rsid="00374ef2"/>
    </style:style>
    <style:style style:name="T46" style:family="text">
      <style:text-properties officeooo:rsid="00387ed8"/>
    </style:style>
    <style:style style:name="T47" style:family="text">
      <style:text-properties officeooo:rsid="00391279"/>
    </style:style>
    <style:style style:name="T48" style:family="text">
      <style:text-properties officeooo:rsid="003a6a88"/>
    </style:style>
    <style:style style:name="T49" style:family="text">
      <style:text-properties officeooo:rsid="003bbc07"/>
    </style:style>
    <style:style style:name="T50" style:family="text">
      <style:text-properties officeooo:rsid="003cb16c"/>
    </style:style>
    <style:style style:name="T51" style:family="text">
      <style:text-properties style:font-name="Liberation Mono"/>
    </style:style>
    <style:style style:name="T52" style:family="text">
      <style:text-properties officeooo:rsid="0042f018"/>
    </style:style>
    <style:style style:name="T53" style:family="text">
      <style:text-properties officeooo:rsid="0044b7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ZXNET+USB – сетевая и USB-карта для ZX.</text:p>
      <text:p text:style-name="P4">Карта ZXNET+USB предназначена для шины NemoBus и Spectrum-совместимых компьютеров.</text:p>
      <text:p text:style-name="P4">Функции: работа с ethernet (в пределах возможностей м/сх WIZnet W5300), работа с USB в режимах “host” и “device” (в пределах возможностей м/сх <text:span text:style-name="T37">CYPRESS</text:span> SL811HS).</text:p>
      <text:p text:style-name="P53">Поддерживаемые стандарты USB: USB2.0, low speed <text:span text:style-name="T41">и</text:span> full speed <text:span text:style-name="T50">для</text:span> <text:span text:style-name="T41">роли </text:span>host, <text:span text:style-name="T50">full speed для рол</text:span>и device.</text:p>
      <text:p text:style-name="P53">Поддерживаемые стандарты ethernet: 10/100BASE-T, full duplex или half duplex.</text:p>
      <text:p text:style-name="P4"/>
      <text:h text:style-name="P69" text:outline-level="2">Описание карты</text:h>
      <text:p text:style-name="P50"><text:span text:style-name="T38">Карта состоит из следующих функциональных частей:</text:span></text:p>
      <text:list xml:id="list826473915629039160" text:style-name="L1">
        <text:list-item>
          <text:p text:style-name="P46">М/сх W5300 и SL811HS</text:p>
        </text:list-item>
        <text:list-item>
          <text:p text:style-name="P46">М/сх Altera EPM3<text:span text:style-name="T37">128</text:span>A</text:p>
        </text:list-item>
        <text:list-item>
          <text:p text:style-name="P47">Разъём USB-<text:span text:style-name="T40">A в роли хоста для подключения usb-флешек и т.д. </text:span><text:s/></text:p>
        </text:list-item>
        <text:list-item>
          <text:p text:style-name="P52">Разъём mini-USB в роли девайса для подключения к хосту</text:p>
        </text:list-item>
        <text:list-item>
          <text:p text:style-name="P47"><text:span text:style-name="T40">Разъём 10/100BASE-T E</text:span>thern<text:span text:style-name="T40">et</text:span></text:p>
        </text:list-item>
        <text:list-item>
          <text:p text:style-name="P46"><text:span text:style-name="T37">Прочи</text:span>е <text:span text:style-name="T37">дискретные</text:span> компоненты</text:p>
          <text:p text:style-name="P46"/>
        </text:list-item>
      </text:list>
      <text:p text:style-name="P4">М/сх EPM3<text:span text:style-name="T37">128</text:span>A выполняет следующие функции:</text:p>
      <text:list xml:id="list3907822178956660372" text:style-name="L2">
        <text:list-item>
          <text:p text:style-name="P48">IO-mapped и memory-mapped доступ к портам W5300 и SL811HS</text:p>
        </text:list-item>
        <text:list-item>
          <text:p text:style-name="P48">IO-порты управления картой</text:p>
        </text:list-item>
        <text:list-item>
          <text:p text:style-name="P48">Генерация прерывани<text:span text:style-name="T39">й на NemoBus</text:span></text:p>
        </text:list-item>
      </text:list>
      <text:p text:style-name="P4"/>
      <text:h text:style-name="P68" text:outline-level="2">Описание портов карты</text:h>
      <text:p text:style-name="P5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6">Базовый адрес IO-портов: #xxAB. Карта занимает диапазон портов #00AB…#<text:span text:style-name="T39">FF</text:span>AB <text:span text:style-name="T39">целиком, при этом используются в работе не все порты данного диапазона. При обращении в не описанные ниже порты поведение карты не определено.</text:span></text:p>
      <text:p text:style-name="P1"><text:span text:style-name="T1">Декодирование IO-адреса производится по битам адреса [7:0], сигнал IORQGE генерируется только на основе адреса, выставленного на ША процессором.</text:span></text:p>
      <text:h text:style-name="P62" text:outline-level="5"><text:soft-page-break/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39">Биты</text:p>
            </table:table-cell>
            <table:table-cell table:style-name="порт_23_83AB.A1" office:value-type="string">
              <text:p text:style-name="P42">Значение после сброса</text:p>
            </table:table-cell>
            <table:table-cell table:style-name="порт_23_83AB.C1" office:value-type="string">
              <text:p text:style-name="P42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27">7 (R/O)</text:p>
          </table:table-cell>
          <table:table-cell table:style-name="порт_23_83AB.A2" office:value-type="string">
            <text:p text:style-name="P27">-</text:p>
          </table:table-cell>
          <table:table-cell table:style-name="порт_23_83AB.C2" office:value-type="string">
            <text:p text:style-name="P29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27">6 (R/W)</text:p>
          </table:table-cell>
          <table:table-cell table:style-name="порт_23_83AB.A2" office:value-type="string">
            <text:p text:style-name="P27">0</text:p>
          </table:table-cell>
          <table:table-cell table:style-name="порт_23_83AB.C2" office:value-type="string">
            <text:p text:style-name="P29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27">5 (R/W)</text:p>
          </table:table-cell>
          <table:table-cell table:style-name="порт_23_83AB.A2" office:value-type="string">
            <text:p text:style-name="P27">0</text:p>
          </table:table-cell>
          <table:table-cell table:style-name="порт_23_83AB.C2" office:value-type="string">
            <text:p text:style-name="P29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27">4 (R/W)</text:p>
          </table:table-cell>
          <table:table-cell table:style-name="порт_23_83AB.A2" office:value-type="string">
            <text:p text:style-name="P27">0</text:p>
          </table:table-cell>
          <table:table-cell table:style-name="порт_23_83AB.C2" office:value-type="string">
            <text:p text:style-name="P23"><text:span text:style-name="T3">Если 0, то установлен сигнал сброса на W5300 (/RESET=0)</text:span></text:p>
          </table:table-cell>
        </table:table-row>
        <table:table-row>
          <table:table-cell table:style-name="порт_23_83AB.A2" office:value-type="string">
            <text:p text:style-name="P30">3 (R/W)</text:p>
          </table:table-cell>
          <table:table-cell table:style-name="порт_23_83AB.A2" office:value-type="string">
            <text:p text:style-name="P30">0</text:p>
          </table:table-cell>
          <table:table-cell table:style-name="порт_23_83AB.C2" office:value-type="string">
            <text:p text:style-name="P32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30">2 (R/W)</text:p>
          </table:table-cell>
          <table:table-cell table:style-name="порт_23_83AB.A2" office:value-type="string">
            <text:p text:style-name="P30">0</text:p>
          </table:table-cell>
          <table:table-cell table:style-name="порт_23_83AB.C2" office:value-type="string">
            <text:p text:style-name="P32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30">1 (R/O)</text:p>
          </table:table-cell>
          <table:table-cell table:style-name="порт_23_83AB.A2" office:value-type="string">
            <text:p text:style-name="P30">-</text:p>
          </table:table-cell>
          <table:table-cell table:style-name="порт_23_83AB.C2" office:value-type="string">
            <text:p text:style-name="P32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30">0 (R/O)</text:p>
          </table:table-cell>
          <table:table-cell table:style-name="порт_23_83AB.A2" office:value-type="string">
            <text:p text:style-name="P30">-</text:p>
          </table:table-cell>
          <table:table-cell table:style-name="порт_23_83AB.C2" office:value-type="string">
            <text:p text:style-name="P32">Если 1, то установлен сигнал /INT от W5300 (/INT=0)</text:p>
          </table:table-cell>
        </table:table-row>
      </table:table>
      <text:p text:style-name="P7"/>
      <text:h text:style-name="P64" text:outline-level="5"><text:span text:style-name="T2">#82AB – порт управления W5300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0">Биты</text:p>
            </table:table-cell>
            <table:table-cell table:style-name="Table1.A1" office:value-type="string">
              <text:p text:style-name="P43">Значение после сброса</text:p>
            </table:table-cell>
            <table:table-cell table:style-name="Table1.C1" office:value-type="string">
              <text:p text:style-name="P43">Функция</text:p>
            </table:table-cell>
          </table:table-row>
        </table:table-header-rows>
        <table:table-row>
          <table:table-cell table:style-name="Table1.A2" office:value-type="string">
            <text:p text:style-name="P25"><text:span text:style-name="T3">7:5 (W/O)</text:span></text:p>
          </table:table-cell>
          <table:table-cell table:style-name="Table1.A2" office:value-type="string">
            <text:p text:style-name="P30">3'b000</text:p>
          </table:table-cell>
          <table:table-cell table:style-name="Table1.C2" office:value-type="string">
            <text:p text:style-name="P32">Старшие 3 бита адреса <text:span text:style-name="T39">для </text:span>W5300 (ADDR[9:7]) при обращении к ней через порты #00AB..#7FAB.</text:p>
          </table:table-cell>
        </table:table-row>
        <table:table-row>
          <table:table-cell table:style-name="Table1.A2" office:value-type="string">
            <text:p text:style-name="P25"><text:span text:style-name="T4">4 (W/O)</text:span></text:p>
          </table:table-cell>
          <table:table-cell table:style-name="Table1.A2" office:value-type="string">
            <text:p text:style-name="P28">0</text:p>
          </table:table-cell>
          <table:table-cell table:style-name="Table1.C2" office:value-type="string">
            <text:p text:style-name="P24"><text:span text:style-name="T3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span></text:p>
          </table:table-cell>
        </table:table-row>
        <table:table-row>
          <table:table-cell table:style-name="Table1.A2" office:value-type="string">
            <text:p text:style-name="P25"><text:span text:style-name="T4">3 (W/O)</text:span></text:p>
          </table:table-cell>
          <table:table-cell table:style-name="Table1.A2" office:value-type="string">
            <text:p text:style-name="P28">0</text:p>
          </table:table-cell>
          <table:table-cell table:style-name="Table1.C2" office:value-type="string">
            <text:p text:style-name="P24"><text:span text:style-name="T3">Если 1, то при любом обращении к W5300 инвертируется ADDR[0] (действует как для mem-mapped обращений, так и для IO-mapped обращений).</text:span></text:p>
          </table:table-cell>
        </table:table-row>
        <table:table-row>
          <table:table-cell table:style-name="Table1.A2" office:value-type="string">
            <text:p text:style-name="P25"><text:span text:style-name="T4">2 (W/O)</text:span></text:p>
          </table:table-cell>
          <table:table-cell table:style-name="Table1.A2" office:value-type="string">
            <text:p text:style-name="P28">0</text:p>
          </table:table-cell>
          <table:table-cell table:style-name="Table1.C2" office:value-type="string">
            <text:p text:style-name="P24"><text:span text:style-name="T3">Если 1, то адресное пространство W5300 подставляется вместо адресного пространства ROM Z80 (см. также биты 1:0 <text:s/>данного порта).</text:span></text:p>
          </table:table-cell>
        </table:table-row>
        <table:table-row>
          <table:table-cell table:style-name="Table1.A2" office:value-type="string">
            <text:p text:style-name="P30">1:0 (<text:span text:style-name="T39">W</text:span>/<text:span text:style-name="T39">O</text:span>)</text:p>
          </table:table-cell>
          <table:table-cell table:style-name="Table1.A2" office:value-type="string">
            <text:p text:style-name="P30">2'b00</text:p>
          </table:table-cell>
          <table:table-cell table:style-name="Table1.C2" office:value-type="string">
            <text:p text:style-name="P32">Область адресного пространства Z80, в котором происходит подстановка <text:span text:style-name="T39">адресного пространства </text:span>W5300 вместо ROM. 2'b00 – #0000..#3FFF, 2'b01 – #4000..#7FFF, 2'b10 – #8000..#BFFF, 2'b11 – #C000..#FFFF. <text:span text:style-name="T39">О маппинге пространства ROM на пространство W5300 см. ниже.</text:span></text:p>
          </table:table-cell>
        </table:table-row>
      </table:table>
      <text:p text:style-name="P38">Не допускается одновременно устанавливать в 1 биты 2 и 4 данного порта. <text:span text:style-name="T39">При попытке сделать это поведение карты не определено.</text:span></text:p>
      <text:h text:style-name="P65" text:outline-level="5"><text:soft-page-break/><text:span text:style-name="T2">#81AB – порт управления SL811H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1">Биты</text:p>
            </table:table-cell>
            <table:table-cell table:style-name="Table2.A1" office:value-type="string">
              <text:p text:style-name="P44">Значение после сброса</text:p>
            </table:table-cell>
            <table:table-cell table:style-name="Table2.C1" office:value-type="string">
              <text:p text:style-name="P44">Функция</text:p>
            </table:table-cell>
          </table:table-row>
        </table:table-header-rows>
        <table:table-row>
          <table:table-cell table:style-name="Table2.A2" office:value-type="string">
            <text:p text:style-name="P26"><text:span text:style-name="T3">7:2 (-)</text:span></text:p>
          </table:table-cell>
          <table:table-cell table:style-name="Table2.A2" office:value-type="string">
            <text:p text:style-name="P33">-</text:p>
          </table:table-cell>
          <table:table-cell table:style-name="Table2.C2" office:value-type="string">
            <text:p text:style-name="P34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26"><text:span text:style-name="T5">1 (R/O)</text:span></text:p>
          </table:table-cell>
          <table:table-cell table:style-name="Table2.A2" office:value-type="string">
            <text:p text:style-name="P33">-</text:p>
          </table:table-cell>
          <table:table-cell table:style-name="Table2.C2" office:value-type="string">
            <text:p text:style-name="P34">Если 1, то на разъёме <text:span text:style-name="T40">mini-</text:span>USB присутствует питание <text:span text:style-name="T40">(он подключен к хосту).</text:span></text:p>
          </table:table-cell>
        </table:table-row>
        <table:table-row>
          <table:table-cell table:style-name="Table2.A2" office:value-type="string">
            <text:p text:style-name="P31">0 (<text:span text:style-name="T39">W</text:span>/<text:span text:style-name="T39">O</text:span>)</text:p>
          </table:table-cell>
          <table:table-cell table:style-name="Table2.A2" office:value-type="string">
            <text:p text:style-name="P33">1</text:p>
          </table:table-cell>
          <table:table-cell table:style-name="Table2.C2" office:value-type="string">
            <text:p text:style-name="P35">Управление сигналом M/S SL811HS и подачей питания на USB-разъём с платы. Если 0, то M/S=0 (SL811HS – хост), питание подано. Если 1, то M/S=1 (SL811HS – девайс), питание не подано. <text:s/><text:span text:style-name="T42">Изменение роли SL811HS допускается только при нахождении её в ресете. Узнать о подключении хоста в mini-USB можно опросом бита 1 данного порта.</text:span></text:p>
          </table:table-cell>
        </table:table-row>
      </table:table>
      <text:h text:style-name="P63" text:outline-level="5"/>
      <text:h text:style-name="P66" text:outline-level="5"><text:span text:style-name="T2">#80AB – адресный регистр SL811HS</text:span></text:h>
      <text:p text:style-name="P2"><text:span text:style-name="T43">Обращение в этот порт транслируется в обращение к SL811HS с A0=0 (регистр адреса). Недоступен, если бит 4 порта #82AB установлен в 1.</text:span></text:p>
      <text:h text:style-name="P67" text:outline-level="5"><text:span text:style-name="T2">#00AB..#7FAB – регистр данных SL811HS или адресное пространство W5300</text:span></text:h>
      <text:p text:style-name="P54">Регистр данных <text:span text:style-name="T43">(A0=1)</text:span> SL811HS, если бит 4 порта #82AB установлен в 0. Адресное пространство W5300, <text:span text:style-name="T43">если бит 4 порта #82AB установлен в 1</text:span>.</text:p>
      <text:p text:style-name="P55">При включённом <text:span text:style-name="T45">IO-</text:span>адресном пространстве W5300 адрес ADDR[9:0] формируется следующим образом: ADDR[9:7] берутся из битов <text:span text:style-name="T46">[</text:span>7:5<text:span text:style-name="T46">]</text:span> порта #82AB, ADDR[6:0] определяется битами ША <text:span text:style-name="T46">[</text:span>14:8<text:span text:style-name="T46">]</text:span>, т.о. адресное пространство W5300 доступно кусочками по 128 байт. Для ADDR[0], кроме того, <text:span text:style-name="T44">может </text:span>применят<text:span text:style-name="T44">ь</text:span>ся инверсия, включаемая битом 3 порта #82AB.</text:p>
      <text:h text:style-name="P70" text:outline-level="2">Memmapped обращения в W5300</text:h>
      <text:p text:style-name="P3"><text:span text:style-name="T6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активен). При таких обращениях учитывается бит 3 порта #82AB (инверсия ADDR[0] на W5300).</text:span></text:p>
      <text:p text:style-name="P8">Адреса внутри окна адресного пространства (<text:span text:style-name="T47">смещения </text:span>#0000..#3FFF) преобразуются в адреса W5300 следующим образом (приведено для случая, когда бит 3 порта #82AB установлен в 0 – <text:span text:style-name="T47">инверсия отключена</text:span>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P45">Смещение в <text:span text:style-name="T48">выбранном</text:span>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45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36">#0000..#1FFF</text:p>
          </table:table-cell>
          <table:table-cell table:style-name="Соответствие_5f_адресов_5f_W5300_5f_и_5f_Z80.B2" office:value-type="string">
            <text:p text:style-name="P36">Всё адресное пространство W5300 (1024 байта) в неизменном виде, повторяется 8 раз.</text:p>
          </table:table-cell>
        </table:table-row>
        <text:soft-page-break/>
        <table:table-row>
          <table:table-cell table:style-name="Соответствие_5f_адресов_5f_W5300_5f_и_5f_Z80.A2" office:value-type="string">
            <text:p text:style-name="P36">#2000..#21FF</text:p>
          </table:table-cell>
          <table:table-cell table:style-name="Соответствие_5f_адресов_5f_W5300_5f_и_5f_Z80.B2" office:value-type="string">
            <text:p text:style-name="P36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2200..#23FF</text:p>
          </table:table-cell>
          <table:table-cell table:style-name="Соответствие_5f_адресов_5f_W5300_5f_и_5f_Z80.B2" office:value-type="string">
            <text:p text:style-name="P36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2400..#25FF</text:p>
          </table:table-cell>
          <table:table-cell table:style-name="Соответствие_5f_адресов_5f_W5300_5f_и_5f_Z80.B2" office:value-type="string">
            <text:p text:style-name="P36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2600..#27FF</text:p>
          </table:table-cell>
          <table:table-cell table:style-name="Соответствие_5f_адресов_5f_W5300_5f_и_5f_Z80.B2" office:value-type="string">
            <text:p text:style-name="P36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2800..#29FF</text:p>
          </table:table-cell>
          <table:table-cell table:style-name="Соответствие_5f_адресов_5f_W5300_5f_и_5f_Z80.B2" office:value-type="string">
            <text:p text:style-name="P36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2A00..#2BFF</text:p>
          </table:table-cell>
          <table:table-cell table:style-name="Соответствие_5f_адресов_5f_W5300_5f_и_5f_Z80.B2" office:value-type="string">
            <text:p text:style-name="P36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2C00..#2DFF</text:p>
          </table:table-cell>
          <table:table-cell table:style-name="Соответствие_5f_адресов_5f_W5300_5f_и_5f_Z80.B2" office:value-type="string">
            <text:p text:style-name="P36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2E00..#2FFF</text:p>
          </table:table-cell>
          <table:table-cell table:style-name="Соответствие_5f_адресов_5f_W5300_5f_и_5f_Z80.B2" office:value-type="string">
            <text:p text:style-name="P36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3000..#31FF</text:p>
          </table:table-cell>
          <table:table-cell table:style-name="Соответствие_5f_адресов_5f_W5300_5f_и_5f_Z80.B2" office:value-type="string">
            <text:p text:style-name="P37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3200..#33FF</text:p>
          </table:table-cell>
          <table:table-cell table:style-name="Соответствие_5f_адресов_5f_W5300_5f_и_5f_Z80.B2" office:value-type="string">
            <text:p text:style-name="P37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3400..#35FF</text:p>
          </table:table-cell>
          <table:table-cell table:style-name="Соответствие_5f_адресов_5f_W5300_5f_и_5f_Z80.B2" office:value-type="string">
            <text:p text:style-name="P37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3600..#37FF</text:p>
          </table:table-cell>
          <table:table-cell table:style-name="Соответствие_5f_адресов_5f_W5300_5f_и_5f_Z80.B2" office:value-type="string">
            <text:p text:style-name="P37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3800..#39FF</text:p>
          </table:table-cell>
          <table:table-cell table:style-name="Соответствие_5f_адресов_5f_W5300_5f_и_5f_Z80.B2" office:value-type="string">
            <text:p text:style-name="P37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3A00..#3BFF</text:p>
          </table:table-cell>
          <table:table-cell table:style-name="Соответствие_5f_адресов_5f_W5300_5f_и_5f_Z80.B2" office:value-type="string">
            <text:p text:style-name="P37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3C00..#3DFF</text:p>
          </table:table-cell>
          <table:table-cell table:style-name="Соответствие_5f_адресов_5f_W5300_5f_и_5f_Z80.B2" office:value-type="string">
            <text:p text:style-name="P37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36">#3E00..#3FFF</text:p>
          </table:table-cell>
          <table:table-cell table:style-name="Соответствие_5f_адресов_5f_W5300_5f_и_5f_Z80.B2" office:value-type="string">
            <text:p text:style-name="P37">Повторение 256 раз регистров #3F0, #3F1 (socket 7 RX FIFO register)</text:p>
          </table:table-cell>
        </table:table-row>
      </table:table>
      <text:p text:style-name="P9"/>
      <text:h text:style-name="P71" text:outline-level="2">Работа с SL811HS</text:h>
      <text:p text:style-name="P56">Режимы host/device следует переключать <text:span text:style-name="T49">при нахождении SL811HS в ресете. Определение подсоединения устройства к USB-хосту возможно делать в любой момент чтением бита 1 порта #81AB.</text:span></text:p>
      <text:p text:style-name="P51"><text:soft-page-break/><text:span text:style-name="T49"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.</text:span></text:p>
      <text:h text:style-name="P72" text:outline-level="2"><text:span text:style-name="T49">Работа с </text:span><text:span text:style-name="T14">W5300</text:span></text:h>
      <text:p text:style-name="P10"><text:span text:style-name="T25"><text:tab/></text:span><text:span text:style-name="T26">Ресет чипа.</text:span></text:p>
      <text:p text:style-name="P10"><text:span text:style-name="T27">Все тайминги округлены до 50мс</text:span></text:p>
      <text:p text:style-name="P57"><text:tab/>halt</text:p>
      <text:p text:style-name="P57"><text:tab/>ld<text:tab/>bc,<text:span text:style-name="T53">#</text:span>83<text:span text:style-name="T53">AB</text:span></text:p>
      <text:p text:style-name="P57"><text:tab/>in<text:tab/>a,(c)</text:p>
      <text:p text:style-name="P59"><text:span text:style-name="T15"><text:tab/>and<text:tab/></text:span><text:span text:style-name="T22">#E</text:span><text:span text:style-name="T23">F</text:span></text:p>
      <text:p text:style-name="P59"><text:span text:style-name="T15"><text:tab/>out<text:tab/>(c),a<text:tab/></text:span><text:span text:style-name="T16">; </text:span><text:span text:style-name="T23">установка </text:span><text:span text:style-name="T28">ресета</text:span></text:p>
      <text:p text:style-name="P58"><text:tab/>halt</text:p>
      <text:p text:style-name="P58"><text:tab/>or<text:tab/><text:span text:style-name="T52">#</text:span>10</text:p>
      <text:p text:style-name="P59"><text:span text:style-name="T16"><text:tab/>out<text:tab/>(c),a<text:tab/>; </text:span><text:span text:style-name="T28">снятие ресета</text:span></text:p>
      <text:p text:style-name="P58"><text:tab/>halt<text:tab/><text:tab/><text:tab/>; <text:span text:style-name="T53">ожидание внутренней инициализации</text:span></text:p>
      <text:p text:style-name="P13"><text:span text:style-name="T30"><text:tab/>Проецирование регистров в адресное пространство </text:span><text:span text:style-name="T16">z80.</text:span></text:p>
      <text:p text:style-name="P60"><text:span text:style-name="T30"><text:s/><text:tab/>Для примера проецируем в адреса </text:span><text:span text:style-name="T32">#C</text:span><text:span text:style-name="T16">000..</text:span><text:span text:style-name="T24">#FFFF</text:span><text:span text:style-name="T16"> (</text:span><text:span text:style-name="T30">в условиях </text:span><text:span text:style-name="T16">ZX-Evo baseconf)</text:span><text:span text:style-name="T30">. </text:span><text:span text:style-name="T17"><text:s/></text:span><text:span text:style-name="T31">Проецирование будет происходить только при подключенном ПЗУ в заданном адресном окне. <text:s text:c="2"/>Страница ПЗУ не имеет значения:</text:span></text:p>
      <text:p text:style-name="P61"><text:span text:style-name="T31">=</text:span><text:span text:style-name="T29">============================================</text:span></text:p>
      <text:p text:style-name="P14">ld a,1</text:p>
      <text:p text:style-name="P14">out (0xbf),a</text:p>
      <text:p text:style-name="P15">ld bc,0xfff7</text:p>
      <text:p text:style-name="P14">ld a,0x3f</text:p>
      <text:p text:style-name="P14">out (c),a</text:p>
      <text:p text:style-name="P19">Теперь включаем проецирование:</text:p>
      <text:p text:style-name="P14">ld bc,0x82ab</text:p>
      <text:p text:style-name="P14">ld a,7</text:p>
      <text:p text:style-name="P14">out (c),a</text:p>
      <text:p text:style-name="P10"><text:span text:style-name="T33">При включенном 2 бите порта </text:span><text:span text:style-name="T18">0x82ab, <text:s/></text:span><text:span text:style-name="T33">вне зависимости подключено ПЗУ или нет, будет происходить запись в регистры </text:span><text:span text:style-name="T19">W5300</text:span><text:span text:style-name="T33">(при совпадении адреса записи с </text:span><text:span text:style-name="T18">адреcным</text:span><text:span text:style-name="T33"> окном назначенным битами 0:1 порта 0</text:span><text:span text:style-name="T18">x82ab</text:span><text:span text:style-name="T33">).</text:span></text:p>
      <text:p text:style-name="P12"><text:tab/>Инверсия нулевого бита адреса.</text:p>
      <text:p text:style-name="P10"><text:span text:style-name="T34">Так как </text:span><text:span text:style-name="T20">W5300</text:span><text:span text:style-name="T34"> имеет шестнадцати битную бигэндиан архитектуру, </text:span><text:span text:style-name="T36">т. е. для работы с регистром требуются две команды </text:span><text:span text:style-name="T21">ld h,(wiznet_reg):ld l,(wiznet_reg+1).</text:span><text:span text:style-name="T34"> </text:span><text:span text:style-name="T36">Н</text:span><text:span text:style-name="T34">о для удобства счи</text:span><text:span text:style-name="T35">тывания</text:span><text:span text:style-name="T36">(записи)</text:span><text:span text:style-name="T35"> регистров можно использовать функцию </text:span><text:span text:style-name="T36">инверсии нулевого бита адресной шины</text:span><text:span text:style-name="T35">.</text:span></text:p>
      <text:p text:style-name="P14"><text:soft-page-break/>ld bc,0x82ab</text:p>
      <text:p text:style-name="P16">in a,(c)</text:p>
      <text:p text:style-name="P16">or 0x08</text:p>
      <text:p text:style-name="P17">out (c),a</text:p>
      <text:p text:style-name="P10"><text:span text:style-name="T8">Теперь можно считывать</text:span><text:span text:style-name="T12">(</text:span><text:span text:style-name="T9">записывать</text:span><text:span text:style-name="T12">)</text:span><text:span text:style-name="T8"> <text:s/>шестнадцати битные регистры одной командой: </text:span><text:span text:style-name="T11">ld hl,(wiznet_reg):</text:span><text:span text:style-name="T12">ld (wiznet_reg),bc.</text:span></text:p>
      <text:p text:style-name="P11"><text:span text:style-name="T8">Исключением будут только регистры </text:span><text:span text:style-name="T11">FIFO, </text:span><text:span text:style-name="T8">так как из них следует вычитывать(записывать) данные строго сначала старший - затем младший байт, </text:span><text:span text:style-name="T10">причём обязательно читаются(записываются) оба байта</text:span><text:span text:style-name="T13">:</text:span><text:span text:style-name="T8"> </text:span></text:p>
      <text:p text:style-name="P18">ld a,(TX_FIFOR+1) </text:p>
      <text:p text:style-name="P11"><text:span text:style-name="T13">ld (de),a<text:tab/>;de=</text:span><text:span text:style-name="T10">указатель на буфер приёма данных</text:span></text:p>
      <text:p text:style-name="P18">inc de</text:p>
      <text:p text:style-name="P18">ld a,(TX_FIFOR)</text:p>
      <text:p text:style-name="P18">ld (de),a</text:p>
      <text:p text:style-name="P18">inc de</text:p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8-02-05T16:22:35.436930227</dc:date>
    <meta:editing-duration>P1DT12H46M33S</meta:editing-duration>
    <meta:editing-cycles>49</meta:editing-cycles>
    <meta:generator>LibreOffice/4.2.8.2$Linux_X86_64 LibreOffice_project/420m0$Build-2</meta:generator>
    <dc:creator>lvd </dc:creator>
    <meta:document-statistic meta:table-count="4" meta:image-count="0" meta:object-count="0" meta:page-count="6" meta:paragraph-count="168" meta:word-count="1267" meta:character-count="8513" meta:non-whitespace-character-count="7382"/>
  </office:meta>
</office:document-meta>
</file>